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Нормален" style:master-page-name="MP0" style:family="paragraph">
      <style:paragraph-properties fo:break-before="page"/>
    </style:style>
    <style:style style:name="T2" style:parent-style-name="Шрифтнаабзацапоподразбиране" style:family="text">
      <style:text-properties fo:language="en" fo:country="US"/>
    </style:style>
    <style:style style:name="T3" style:parent-style-name="Шрифтнаабзацапоподразбиране" style:family="text">
      <style:text-properties fo:language="en" fo:country="US"/>
    </style:style>
    <style:style style:name="T4" style:parent-style-name="Шрифтнаабзацапоподразбиране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Здравейте,</text:p>
      <text:p text:style-name="Нормален">доста се чудих дали да пиша тук за начина, по който в момента подготвят за печат книгата на дъщеря ми.</text:p>
      <text:p text:style-name="Нормален">Реших все пак да го направя:<text:s/></text:p>
      <text:p text:style-name="Нормален">Установих (за своя изненада), че дъщеря ми умее да пише, когато беше на 13. По моя молба тя започна да участва в различни литературни конкурси. Спечели доста от тях и така разбрахме, че не се касае само за майчини розови очила . На едно награждаване, когато беше на 17, организаторката на конкурса я попита дали се интересува от публикуване.</text:p>
      <text:p text:style-name="Нормален">Предложи и 2 варианта - самиздат (думата не е съвсем тона може би) и съдействие за изпращане на ръкопис в издателството, което спонсорираше конкурса. <text:s/>Дъщеря ми избра втория вариант. Беше предупредена, че издателството само си решава какво да прави и в това отношение не можа <text:s/>да разчита никаква протекция.</text:p>
      <text:p text:style-name="Нормален">Отговорът от издателството пристигна след около месец. Изглежда беше някаква вътрешно-фирмена поща и не беше предназначена за авторовите очи. Там пишеше, че момичето определено има талант и се препоръчва публикуване, но има нужда от сериозна работа за дооформяне на <text:s/>текста.<text:s/><text:span text:style-name="T2"><text:s/></text:span>Притесняваха се да не се откаже от редакцията<text:span text:style-name="T3">,<text:s/></text:span>понеже е много млада.</text:p>
      <text:p text:style-name="Нормален">Тя има писа веднага, че е съгласна на всичко<text:s/><text:span text:style-name="T4"></text:span>. Работата по редактирането отне повече от година (все пак тя е завършваща ученичка и беше доста заета). <text:s/>След безброй перипетии и рецензии, вече имаме зелена светлина и в момента книгата е под печат.</text:p>
      <text:p text:style-name="Нормален">В заключение ще кажа, че цялата операция ни струва 0 лв. И дума не е ставало за плащане от наша стран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lena</meta:initial-creator>
    <dc:creator>Milena</dc:creator>
    <meta:creation-date>2015-05-29T08:11:00Z</meta:creation-date>
    <dc:date>2015-05-29T08:19:00Z</dc:date>
    <meta:template xlink:href="Normal" xlink:type="simple"/>
    <meta:editing-cycles>1</meta:editing-cycles>
    <meta:editing-duration>PT480S</meta:editing-duration>
    <meta:document-statistic meta:page-count="1" meta:paragraph-count="2" meta:word-count="222" meta:character-count="1487" meta:row-count="10" meta:non-whitespace-character-count="1267"/>
  </office:meta>
</office:document-meta>
</file>